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modifiableExtendableItem.getExtraAttribute( String at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modifiableExtendableItem.getAttribute( String at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ExtendableItem.UnmodifiableExtendableItem( Map stdAttributes , Map extra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nmodifiableExtendableItem.setStandardAttribute( String attName , String at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ExtendableItem.setExtraAttribute( String attName , String at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nmodifiableExtendableItem.getQualifiedExtra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ExtendableItem.getExtra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ExtendableItem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